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754" officeooo:paragraph-rsid="00015754"/>
    </style:style>
    <style:style style:name="T1" style:family="text">
      <style:text-properties officeooo:rsid="000178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<text:span text:style-name="T1">nother</text:span> file to encry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2:52:05.520498934</meta:creation-date>
    <dc:date>2014-08-15T12:52:56.162508272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0" meta:object-count="0" meta:page-count="1" meta:paragraph-count="1" meta:word-count="6" meta:character-count="32" meta:non-whitespace-character-count="27"/>
  </office:meta>
</office:document-meta>
</file>